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1000000E9F01DA130BDC1BEEC.png" manifest:media-type="image/png"/>
  <manifest:file-entry manifest:full-path="Pictures/10000001000004B100000127A91D1A09DFAC016A.png" manifest:media-type="image/png"/>
  <manifest:file-entry manifest:full-path="Pictures/10000001000004B1000000D929F849E305F48418.png" manifest:media-type="image/png"/>
  <manifest:file-entry manifest:full-path="Pictures/10000001000004B1000000D9D4AA2015F19652E6.png" manifest:media-type="image/png"/>
  <manifest:file-entry manifest:full-path="Pictures/100000010000049000000185CBBB0B145C2B1041.png" manifest:media-type="image/png"/>
  <manifest:file-entry manifest:full-path="Pictures/10000001000004900000021EE2E24CBEB09981AD.png" manifest:media-type="image/png"/>
  <manifest:file-entry manifest:full-path="Pictures/100000010000047F00000176416A6106A4859ABB.png" manifest:media-type="image/png"/>
  <manifest:file-entry manifest:full-path="Pictures/10000001000004B100000229B8EB4C6E7BB9E817.png" manifest:media-type="image/png"/>
  <manifest:file-entry manifest:full-path="Pictures/10000001000003D00000003F35BBF2439B0298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20c893" officeooo:paragraph-rsid="0020c893" style:font-size-asian="16pt" style:font-size-complex="16pt"/>
    </style:style>
    <style:style style:name="P2" style:family="paragraph" style:parent-style-name="Standard">
      <style:text-properties fo:font-size="16pt" fo:font-weight="bold" officeooo:rsid="0020c893" officeooo:paragraph-rsid="0020c893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20c893"/>
    </style:style>
    <style:style style:name="T1" style:family="text">
      <style:text-properties fo:font-size="22pt" style:font-size-asian="19.25pt" style:font-size-complex="22pt"/>
    </style:style>
    <style:style style:name="T2" style:family="text">
      <style:text-properties fo:font-size="22pt" fo:font-weight="bold" style:font-size-asian="19.25pt" style:font-weight-asian="bold" style:font-size-complex="22pt" style:font-weight-complex="bold"/>
    </style:style>
    <style:style style:name="T3" style:family="text">
      <style:text-properties fo:font-size="22pt" fo:font-weight="bold" officeooo:rsid="0020c893" style:font-size-asian="19.25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c893" style:font-weight-asian="bold" style:font-weight-complex="bold"/>
    </style:style>
    <style:style style:name="T6" style:family="text">
      <style:text-properties officeooo:rsid="0020c893"/>
    </style:style>
    <style:style style:name="T7" style:family="text">
      <style:text-properties fo:font-size="16pt" officeooo:rsid="0020c893" style:font-size-asian="16pt" style:font-size-complex="16pt"/>
    </style:style>
    <style:style style:name="T8" style:family="text">
      <style:text-properties fo:font-size="16pt" fo:font-weight="bold" officeooo:rsid="0020c893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<text:span text:style-name="T2"><text:tab/><text:tab/><text:tab/><text:tab/></text:span><text:span text:style-name="T3">MongoDB Assignment</text:span></text:p>
      <text:p text:style-name="P1"><text:span text:style-name="T5">1</text:span><text:span text:style-name="T4">)</text:span></text:p>
      <text:p text:style-name="Standard"/>
      <text:p text:style-name="Standard"><draw:frame draw:style-name="fr1" draw:name="Image1" text:anchor-type="char" svg:width="17cm" svg:height="1.097cm" draw:z-index="0"><draw:image xlink:href="Pictures/10000001000003D00000003F35BBF2439B029862.png" xlink:type="simple" xlink:show="embed" xlink:actuate="onLoad" draw:mime-type="image/png"/></draw:frame><text:s text:c="165"/></text:p>
      <text:p text:style-name="P2">2)</text:p>
      <text:p text:style-name="Standard"/>
      <text:p text:style-name="Standard"><draw:frame draw:style-name="fr1" draw:name="Image2" text:anchor-type="char" svg:width="17cm" svg:height="5.523cm" draw:z-index="1"><draw:image xlink:href="Pictures/100000010000047F00000176416A6106A4859ABB.png" xlink:type="simple" xlink:show="embed" xlink:actuate="onLoad" draw:mime-type="image/png"/></draw:frame><text:s text:c="168"/></text:p>
      <text:p text:style-name="P2">3)</text:p>
      <text:p text:style-name="Standard"/>
      <text:p text:style-name="Standard"/>
      <text:p text:style-name="P3"><draw:frame draw:style-name="fr2" draw:name="Image3" text:anchor-type="char" svg:width="17cm" svg:height="7.888cm" draw:z-index="2"><draw:image xlink:href="Pictures/10000001000004900000021EE2E24CBEB09981AD.png" xlink:type="simple" xlink:show="embed" xlink:actuate="onLoad" draw:mime-type="image/png"/></draw:frame><text:s text:c="18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span text:style-name="T8">4)</text:span> <text:s text:c="7"/></text:p>
      <text:p text:style-name="P3"><draw:frame draw:style-name="fr2" draw:name="Image4" text:anchor-type="char" svg:width="17cm" svg:height="5.66cm" draw:z-index="3"><draw:image xlink:href="Pictures/100000010000049000000185CBBB0B145C2B1041.png" xlink:type="simple" xlink:show="embed" xlink:actuate="onLoad" draw:mime-type="image/png"/></draw:frame><text:s/></text:p>
      <text:p text:style-name="P3"><text:span text:style-name="T8">5)</text:span> <text:s text:c="241"/></text:p>
      <text:p text:style-name="P3"><draw:frame draw:style-name="fr2" draw:name="Image5" text:anchor-type="char" svg:width="17cm" svg:height="7.826cm" draw:z-index="4"><draw:image xlink:href="Pictures/10000001000004B100000229B8EB4C6E7BB9E817.png" xlink:type="simple" xlink:show="embed" xlink:actuate="onLoad" draw:mime-type="image/png"/></draw:frame><text:s text:c="15"/></text:p>
      <text:p text:style-name="P3"><text:span text:style-name="T8">6)</text:span> <text:s text:c="146"/></text:p>
      <text:p text:style-name="P3"><draw:frame draw:style-name="fr1" draw:name="Image6" text:anchor-type="char" svg:width="17cm" svg:height="3.071cm" draw:z-index="5"><draw:image xlink:href="Pictures/10000001000004B1000000D9D4AA2015F19652E6.png" xlink:type="simple" xlink:show="embed" xlink:actuate="onLoad" draw:mime-type="image/png"/></draw:frame><text:s text:c="36"/></text:p>
      <text:p text:style-name="P3"><text:span text:style-name="T8">7)</text:span> <text:s text:c="124"/></text:p>
      <text:p text:style-name="P3"><draw:frame draw:style-name="fr2" draw:name="Image7" text:anchor-type="char" svg:width="17cm" svg:height="3.071cm" draw:z-index="6"><draw:image xlink:href="Pictures/10000001000004B1000000D929F849E305F48418.png" xlink:type="simple" xlink:show="embed" xlink:actuate="onLoad" draw:mime-type="image/png"/></draw:frame><text:s text:c="44"/></text:p>
      <text:p text:style-name="P3"/>
      <text:p text:style-name="P3"><text:soft-page-break/><text:span text:style-name="T8">8)</text:span></text:p>
      <text:p text:style-name="P3"><draw:frame draw:style-name="fr2" draw:name="Image8" text:anchor-type="char" svg:width="17cm" svg:height="4.175cm" draw:z-index="7"><draw:image xlink:href="Pictures/10000001000004B100000127A91D1A09DFAC016A.png" xlink:type="simple" xlink:show="embed" xlink:actuate="onLoad" draw:mime-type="image/png"/></draw:frame><text:s text:c="171"/></text:p>
      <text:p text:style-name="P3"><text:span text:style-name="T8">9)</text:span> <text:s text:c="170"/></text:p>
      <text:p text:style-name="Standard"><draw:frame draw:style-name="fr1" draw:name="Image9" text:anchor-type="char" svg:width="17cm" svg:height="3.297cm" draw:z-index="8"><draw:image xlink:href="Pictures/10000001000004B1000000E9F01DA130BDC1BE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51:23.550155854</meta:creation-date>
    <dc:date>2023-09-21T19:17:50.046169578</dc:date>
    <meta:editing-duration>PT5M35S</meta:editing-duration>
    <meta:editing-cycles>2</meta:editing-cycles>
    <meta:generator>LibreOffice/7.3.7.2$Linux_X86_64 LibreOffice_project/30$Build-2</meta:generator>
    <meta:document-statistic meta:table-count="0" meta:image-count="9" meta:object-count="0" meta:page-count="3" meta:paragraph-count="18" meta:word-count="11" meta:character-count="1517" meta:non-whitespace-character-count="35"/>
  </office:meta>
</office:document-meta>
</file>